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741a" officeooo:paragraph-rsid="001c741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d9826" officeooo:paragraph-rsid="001d9826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224937" officeooo:paragraph-rsid="00224937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officeooo:rsid="00224937" officeooo:paragraph-rsid="00224937" style:font-size-asian="16pt" style:font-size-complex="16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officeooo:rsid="00224937" officeooo:paragraph-rsid="00224937" style:font-size-asian="16pt" style:font-size-complex="16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officeooo:rsid="0024453b" officeooo:paragraph-rsid="0024453b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4453b" officeooo:paragraph-rsid="0024453b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50f17" officeooo:paragraph-rsid="00250f17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d9826" officeooo:paragraph-rsid="001d9826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d9826" officeooo:paragraph-rsid="00250f17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f194e" officeooo:paragraph-rsid="001f194e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f194e" officeooo:paragraph-rsid="00250f17" style:font-size-asian="16pt" style:font-size-complex="16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6pt" style:text-underline-style="none" officeooo:rsid="0024453b" officeooo:paragraph-rsid="00250f17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officeooo:rsid="0024453b" officeooo:paragraph-rsid="00250f17" style:font-size-asian="16pt" style:font-size-complex="16pt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6pt" style:text-underline-style="none" officeooo:rsid="0024453b" officeooo:paragraph-rsid="00250f17" style:font-size-asian="16pt" style:font-size-complex="16pt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6pt" style:text-underline-style="none" officeooo:rsid="00250f17" officeooo:paragraph-rsid="00250f17" style:font-size-asian="16pt" style:font-size-complex="16pt"/>
    </style:style>
    <style:style style:name="T1" style:family="text">
      <style:text-properties officeooo:rsid="0024453b"/>
    </style:style>
    <style:style style:name="T2" style:family="text">
      <style:text-properties officeooo:rsid="00250f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rsa</text:p>
      <text:p text:style-name="P1"/>
      <text:p text:style-name="P2">User story</text:p>
      <text:p text:style-name="P9">As student:</text:p>
      <text:list xml:id="list2612035673" text:style-name="L1">
        <text:list-item>
          <text:p text:style-name="P4">я хочу выбирать тему для обучения из списка;</text:p>
        </text:list-item>
        <text:list-item>
          <text:p text:style-name="P4">я хочу давать запрос темы;</text:p>
        </text:list-item>
        <text:list-item>
          <text:p text:style-name="P4">я хочу подписываться на бродкасты;</text:p>
          <text:p text:style-name="P4"/>
        </text:list-item>
      </text:list>
      <text:p text:style-name="P11">As admin (mentor):</text:p>
      <text:list xml:id="list469291140" text:style-name="L2">
        <text:list-item>
          <text:p text:style-name="P5">я хочу управлять набором тем (добавлять/удалять);</text:p>
        </text:list-item>
        <text:list-item>
          <text:p text:style-name="P5">я хочу <text:span text:style-name="T1">добавлять/удалять статьи по темам;</text:span></text:p>
        </text:list-item>
        <text:list-item>
          <text:p text:style-name="P6">я хочу создавать бродкасты для студентов;</text:p>
        </text:list-item>
        <text:list-item>
          <text:p text:style-name="P6">я хочу открывать и закрывать сезон курсов;</text:p>
        </text:list-item>
      </text:list>
      <text:p text:style-name="P7"/>
      <text:p text:style-name="P7"/>
      <text:p text:style-name="P8">Опционально:</text:p>
      <text:p text:style-name="P8"/>
      <text:p text:style-name="P10">As student:</text:p>
      <text:list xml:id="list1608796567" text:style-name="L4">
        <text:list-item>
          <text:p text:style-name="P13">я хочу проходить тестирование перед бродкастом;</text:p>
        </text:list-item>
        <text:list-item>
          <text:p text:style-name="P13">я хочу <text:span text:style-name="T2">читать статьи</text:span> <text:span text:style-name="T2">на портале</text:span> <text:span text:style-name="T2">рекомендованной литературы от менторов</text:span></text:p>
        </text:list-item>
      </text:list>
      <text:p text:style-name="P14"/>
      <text:p text:style-name="P12">As admin (mentor):</text:p>
      <text:list xml:id="list2347886814" text:style-name="L5">
        <text:list-item>
          <text:p text:style-name="P16">я хочу создавать мини-тесты для студентов перед бродкастом;</text:p>
        </text:list-item>
        <text:list-item>
          <text:p text:style-name="P15">я хочу наполнять портал <text:span text:style-name="T2">рекомендованной литературой от менторов (добавлять темы и статьи к ним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8:12:52.267316575</meta:creation-date>
    <dc:date>2020-03-29T20:57:18.674103452</dc:date>
    <meta:editing-duration>PT19M1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07" meta:character-count="645" meta:non-whitespace-character-count="568"/>
  </office:meta>
</office:document-meta>
</file>